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6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27cm" svg:y="0.493cm">
          <draw:text-box>
            <text:p text:style-name="P1"><text:span text:style-name="T1">HYMN #493</text:span></text:p>
            <text:p text:style-name="P1"><text:span text:style-name="T2">“</text:span><text:span text:style-name="T2">A Hymn of Glory Let Us S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5.654cm" svg:height="5.588cm" svg:x="1.016cm" svg:y="0.762cm">
          <draw:text-box>
            <text:p text:style-name="P1"><text:span text:style-name="T3">1.</text:span><text:span text:style-name="T4"> A hymn of glory let us sing!</text:span><text:span text:style-name="T4"><text:line-break/></text:span><text:span text:style-name="T5">New hymns throughout the world shall ring: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5.4cm" svg:height="7.011cm" svg:x="1.27cm" svg:y="0.849cm">
          <draw:text-box>
            <text:p text:style-name="P1"><text:span text:style-name="T4">Christ, by a road before untrod,</text:span><text:span text:style-name="T4"><text:line-break/></text:span><text:span text:style-name="T4">Ascends unto the throne of God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4" draw:layer="layout" svg:width="25.1cm" svg:height="5.321cm" svg:x="1.316cm" svg:y="0.691cm">
          <draw:text-box>
            <text:p text:style-name="P1"><text:span text:style-name="T3">2.</text:span><text:span text:style-name="T4"> The holy apostolic band</text:span><text:span text:style-name="T4"><text:line-break/></text:span><text:span text:style-name="T4">Upon the Mount of Olives stand.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892cm" svg:height="7.011cm" svg:x="1.616cm" svg:y="0.872cm">
          <draw:text-box>
            <text:p text:style-name="P1"><text:span text:style-name="T4">And with His faithful foll’wers see</text:span><text:span text:style-name="T4"><text:line-break/></text:span><text:span text:style-name="T4">Their Lord ascend in majesty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4" draw:layer="layout" svg:width="24.961cm" svg:height="5.321cm" svg:x="1.709cm" svg:y="0.829cm">
          <draw:text-box>
            <text:p text:style-name="P1"><text:span text:style-name="T3">3.</text:span><text:span text:style-name="T4"> To them the shining angels cry,</text:span><text:span text:style-name="T4"><text:line-break/></text:span><text:span text:style-name="T4">“Why stand and gaze upon the sky?”</text:span><text:span text:style-name="T4"><text:line-break/></text:span><text:span text:style-name="T4">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6" draw:layer="layout" svg:width="24.892cm" svg:height="7.011cm" svg:x="1.524cm" svg:y="0.849cm">
          <draw:text-box>
            <text:p text:style-name="P1"><text:span text:style-name="T4">“</text:span><text:span text:style-name="T4">This is the Savior,” thus they say;</text:span><text:span text:style-name="T4"><text:line-break/></text:span><text:span text:style-name="T4">“This is His glorious triumph day!”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5" draw:text-style-name="P7" draw:layer="layout" svg:width="24.892cm" svg:height="5.321cm" svg:x="1.524cm" svg:y="1.044cm">
          <draw:text-box>
            <text:p text:style-name="P1"><text:span text:style-name="T3">4.</text:span><text:span text:style-name="T6"> </text:span><text:span text:style-name="T4">“You see Him now, ascending high</text:span><text:span text:style-name="T4"><text:line-break/></text:span><text:span text:style-name="T4">Up to the portals of the sky.”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6" draw:layer="layout" svg:width="24.892cm" svg:height="7.011cm" svg:x="1.524cm" svg:y="1.016cm">
          <draw:text-box>
            <text:p text:style-name="P1"><text:span text:style-name="T4">“</text:span><text:span text:style-name="T4">Hereafter Jesus you shall see</text:span><text:span text:style-name="T4"><text:line-break/></text:span><text:span text:style-name="T4">Returning in great majesty.”</text:span><text:span text:style-name="T4"><text:line-break/></text:span><text:span text:style-name="T4">Alleluia, alleluia!</text:span><text:span text:style-name="T4"><text:line-break/></text:span><text:span text:style-name="T4">Alleluia, 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5" draw:text-style-name="P4" draw:layer="layout" svg:width="24.384cm" svg:height="5.321cm" svg:x="1.778cm" svg:y="1.044cm">
          <draw:text-box>
            <text:p text:style-name="P1"><text:span text:style-name="T3">5.</text:span><text:span text:style-name="T4"> Be now our joy on earth, O Lord,</text:span><text:span text:style-name="T4"><text:line-break/></text:span><text:span text:style-name="T4">And be our future great reward.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4" draw:layer="layout" svg:width="24.892cm" svg:height="7.011cm" svg:x="1.524cm" svg:y="0.883cm">
          <draw:text-box>
            <text:p text:style-name="P1"><text:span text:style-name="T4">Then, throned with You forever, we</text:span><text:span text:style-name="T4"><text:line-break/></text:span><text:span text:style-name="T4">Shall praise Your name eternally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5" draw:text-style-name="P4" draw:layer="layout" svg:width="24.638cm" svg:height="5.321cm" svg:x="1.524cm" svg:y="0.79cm">
          <draw:text-box>
            <text:p text:style-name="P1"><text:span text:style-name="T3">6.</text:span><text:span text:style-name="T4"> O risen Christ, ascended Lord,</text:span><text:span text:style-name="T4"><text:line-break/></text:span><text:span text:style-name="T4">All praise to You let earth accord: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6" draw:text-style-name="P9" draw:layer="layout" svg:width="24.384cm" svg:height="13.9cm" svg:x="1.778cm" svg:y="0.832cm">
          <draw:text-box>
            <text:p text:style-name="P1"><text:span text:style-name="T4">You are, while endless ages run,</text:span><text:span text:style-name="T4"><text:line-break/></text:span><text:span text:style-name="T4">With Father and with Spirit one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  <text:p text:style-name="P8"><text:span text:style-name="T7"/></text:p>
            <text:p text:style-name="P8"><text:span text:style-name="T8"><text:s text:c="10"/></text:span><text:span text:style-name="T9">© 1978 Lutheran Book of Worship.</text:span></text:p>
            <text:p text:style-name="P8"><text:span text:style-name="T9"><text:s text:c="8"/></text:span><text:span text:style-name="T9">Used by permission:</text:span></text:p>
            <text:p text:style-name="P8"><text:span text:style-name="T9"><text:s text:c="8"/></text:span><text:span text:style-name="T9">LSB Hymn License</text:span></text:p>
            <text:p text:style-name="P8"><text:span text:style-name="T9"><text:s text:c="8"/></text:span><text:span text:style-name="T9">.NET, no. 100011038.</text:span></text:p>
            <text:p text:style-name="P8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5-12T19:58:19.459000000</meta:creation-date>
    <dc:date>2019-01-19T20:08:49.169000000</dc:date>
    <meta:editing-duration>PT9M25S</meta:editing-duration>
    <meta:editing-cycles>5</meta:editing-cycles>
    <meta:generator>LibreOffice/6.1.3.2$Windows_X86_64 LibreOffice_project/86daf60bf00efa86ad547e59e09d6bb77c699acb</meta:generator>
    <meta:document-statistic meta:object-count="216"/>
  </office:meta>
</office:document-meta>
</file>